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2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2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2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2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2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2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list-style-name="LFO1" style:family="paragraph"/>
    <style:style style:name="T3" style:parent-style-name="Policepardéfaut" style:family="text">
      <style:text-properties fo:font-weight="bold" style:font-weight-asian="bold" style:font-weight-complex="bold"/>
    </style:style>
    <style:style style:name="P4" style:parent-style-name="Normal" style:list-style-name="LFO2" style:family="paragraph"/>
    <style:style style:name="T5" style:parent-style-name="Policepardéfaut" style:family="text">
      <style:text-properties fo:font-weight="bold" style:font-weight-asian="bold" style:font-weight-complex="bold"/>
    </style:style>
    <style:style style:name="P6" style:parent-style-name="Normal" style:list-style-name="LFO2" style:family="paragraph"/>
    <style:style style:name="T7" style:parent-style-name="Policepardéfaut" style:family="text">
      <style:text-properties fo:font-weight="bold" style:font-weight-asian="bold" style:font-weight-complex="bold"/>
    </style:style>
    <style:style style:name="P8" style:parent-style-name="Normal" style:list-style-name="LFO2" style:family="paragraph"/>
    <style:style style:name="T9" style:parent-style-name="Policepardéfaut" style:family="text">
      <style:text-properties fo:font-weight="bold" style:font-weight-asian="bold" style:font-weight-complex="bold"/>
    </style:style>
    <style:style style:name="P10" style:parent-style-name="Paragraphedeliste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1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3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5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6" style:parent-style-name="Paragraphedeliste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7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8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9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0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1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2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3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4" style:parent-style-name="Normal" style:family="paragraph">
      <style:paragraph-properties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</office:automatic-styles>
  <office:body>
    <office:text text:use-soft-page-breaks="true">
      <text:p text:style-name="P1">Manifeste agile: accorder de l’importance</text:p>
      <text:list text:style-name="LFO1" text:continue-numbering="true">
        <text:list-item>
          <text:p text:style-name="P2"><text:span text:style-name="T3">aux individus et leurs interactions</text:span><text:s/>plutôt qu'aux processus et aux outils ;</text:p>
        </text:list-item>
      </text:list>
      <text:p text:style-name="Normal">Répartition des tâches en fonction des affinités de chacun. Tout en proposant des collaborations pedagogiques sur des technologies mieux maitrisées par l’un que par les autres</text:p>
      <text:list text:style-name="LFO2" text:continue-numbering="true">
        <text:list-item>
          <text:p text:style-name="P4"><text:span text:style-name="T5">à un logiciel fonctionnel</text:span><text:s/>plutôt qu’à une documentation exhaustive ;</text:p>
        </text:list-item>
      </text:list>
      <text:p text:style-name="Normal">Accent mis sur la documentation de la conceptualisation, avec evolution de certaines taches si nécésssaire.</text:p>
      <text:list text:style-name="LFO2" text:continue-numbering="true">
        <text:list-item>
          <text:p text:style-name="P6"><text:span text:style-name="T7">à la collaboration avec les clients</text:span><text:s/>plutôt qu'à la négociation contractuelle </text:p>
        </text:list-item>
      </text:list>
      <text:p text:style-name="Normal">Collaboration avec une personne proche du métier (mohamed )afin de definir les objectifs<text:s/></text:p>
      <text:list text:style-name="LFO2" text:continue-numbering="true">
        <text:list-item>
          <text:p text:style-name="P8"><text:span text:style-name="T9">à l’adaptation au changement</text:span><text:s/>plutôt qu'à l'exécution d’un plan.</text:p>
        </text:list-item>
      </text:list>
      <text:p text:style-name="Normal">Repriorisation des objectifs recurrente en fonction des conditions (exemple css)</text:p>
      <text:p text:style-name="Normal"/>
      <text:p text:style-name="Normal">Les principes agile :</text:p>
      <text:p text:style-name="Normal"/>
      <text:list text:style-name="LFO4" text:continue-numbering="true">
        <text:list-item>
          <text:p text:style-name="P10">Livrer rapidement des fonctionnalité à grande valeur ajoutée :</text:p>
        </text:list-item>
      </text:list>
      <text:p text:style-name="P11">Durée du sprint 1 mois avec livraison d’un site fonctionnel</text:p>
      <text:list text:style-name="LFO3" text:continue-numbering="true">
        <text:list-item>
          <text:p text:style-name="P12">Accueillez positivement les changements de besoins, même tard dans le projet.</text:p>
        </text:list-item>
      </text:list>
      <text:p text:style-name="P13">Evolution des priorités et ajouts de fonctionnalités en fonction des idées et demandes. (exemple createur <text:s/>d’enquete)</text:p>
      <text:list text:style-name="LFO3" text:continue-numbering="true">
        <text:list-item>
          <text:p text:style-name="P14">Les utilisateurs ou leurs représentants et les développeurs doivent travailler ensemble quotidiennement tout au long du projet.</text:p>
        </text:list-item>
      </text:list>
      <text:p text:style-name="P15">Collaboration avec une personne proche du métier tout au long du projet</text:p>
      <text:list text:style-name="LFO3" text:continue-numbering="true">
        <text:list-item>
          <text:p text:style-name="P16">Motivation, soutient<text:s/>et confiance</text:p>
        </text:list-item>
      </text:list>
      <text:p text:style-name="P17">Mission confiées au volontaria, collaboration en cas de difficulté, liberté sur les durées et temps de travail. <text:s/>Résultats toujours obtenus en temps et ne heure.</text:p>
      <text:list text:style-name="LFO3" text:continue-numbering="true">
        <text:list-item>
          <text:p text:style-name="P18">Dialogue en face à face</text:p>
        </text:list-item>
      </text:list>
      <text:p text:style-name="P19">Webconférence entre 3 et 5 fois par semaines</text:p>
      <text:list text:style-name="LFO3" text:continue-numbering="true">
        <text:list-item>
          <text:p text:style-name="P20">Un logiciel fonctionnel est la principale mesure de progression d'un projet.</text:p>
        </text:list-item>
      </text:list>
      <text:p text:style-name="P21">Chaque fonctionnalité verifiée est poussée en production après <text:s/>verification</text:p>
      <text:list text:style-name="LFO3" text:continue-numbering="true">
        <text:list-item>
          <text:p text:style-name="P22">Une attention continue à l'excellence technique et à un bon design.</text:p>
        </text:list-item>
        <text:list-item>
          <text:p text:style-name="P23">Auto-organisation</text:p>
        </text:list-item>
      </text:list>
      <text:p text:style-name="P24">L’équipe travail sur un pied d’égalité. Chacun apporte ses compétances et les partage avec les autre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/>
    </style:style>
    <style:style style:name="WW_CharLFO1LVL2" style:family="text">
      <style:text-properties style:font-name="Arial"/>
    </style:style>
    <style:style style:name="WW_CharLFO1LVL3" style:family="text">
      <style:text-properties style:font-name="Arial"/>
    </style:style>
    <style:style style:name="WW_CharLFO1LVL4" style:family="text">
      <style:text-properties style:font-name="Arial"/>
    </style:style>
    <style:style style:name="WW_CharLFO1LVL5" style:family="text">
      <style:text-properties style:font-name="Arial"/>
    </style:style>
    <style:style style:name="WW_CharLFO1LVL6" style:family="text">
      <style:text-properties style:font-name="Arial"/>
    </style:style>
    <style:style style:name="WW_CharLFO1LVL7" style:family="text">
      <style:text-properties style:font-name="Arial"/>
    </style:style>
    <style:style style:name="WW_CharLFO1LVL8" style:family="text">
      <style:text-properties style:font-name="Arial"/>
    </style:style>
    <style:style style:name="WW_CharLFO1LVL9" style:family="text">
      <style:text-properties style:font-name="Arial"/>
    </style:style>
    <style:style style:name="WW_CharLFO2LVL1" style:family="text">
      <style:text-properties style:font-name="Arial"/>
    </style:style>
    <style:style style:name="WW_CharLFO2LVL2" style:family="text">
      <style:text-properties style:font-name="Arial"/>
    </style:style>
    <style:style style:name="WW_CharLFO2LVL3" style:family="text">
      <style:text-properties style:font-name="Arial"/>
    </style:style>
    <style:style style:name="WW_CharLFO2LVL4" style:family="text">
      <style:text-properties style:font-name="Arial"/>
    </style:style>
    <style:style style:name="WW_CharLFO2LVL5" style:family="text">
      <style:text-properties style:font-name="Arial"/>
    </style:style>
    <style:style style:name="WW_CharLFO2LVL6" style:family="text">
      <style:text-properties style:font-name="Arial"/>
    </style:style>
    <style:style style:name="WW_CharLFO2LVL7" style:family="text">
      <style:text-properties style:font-name="Arial"/>
    </style:style>
    <style:style style:name="WW_CharLFO2LVL8" style:family="text">
      <style:text-properties style:font-name="Arial"/>
    </style:style>
    <style:style style:name="WW_CharLFO2LVL9" style:family="text">
      <style:text-properties style:font-name="Arial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style:font-name-asian="Times New Roman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2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2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2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2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2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2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elix MILLON</meta:initial-creator>
    <dc:creator>Felix MILLON</dc:creator>
    <meta:creation-date>2022-11-02T00:12:00Z</meta:creation-date>
    <dc:date>2022-11-02T00:59:00Z</dc:date>
    <meta:template xlink:href="Normal.dotm" xlink:type="simple"/>
    <meta:editing-cycles>1</meta:editing-cycles>
    <meta:editing-duration>PT2700S</meta:editing-duration>
    <meta:document-statistic meta:page-count="2" meta:paragraph-count="3" meta:word-count="297" meta:character-count="1933" meta:row-count="13" meta:non-whitespace-character-count="1639"/>
  </office:meta>
</office:document-meta>
</file>